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ucida Grande" svg:font-family="'Lucida Grande', 'Trebuchet MS', Verdana, sans-serif"/>
    <style:font-face style:name="Calibri1" svg:font-family="Calibri" style:font-family-generic="swiss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8pt" officeooo:paragraph-rsid="000a8b5f" style:font-size-asian="8pt" style:font-size-complex="8pt"/>
    </style:style>
    <style:style style:name="P2" style:family="paragraph" style:parent-style-name="Standard">
      <style:paragraph-properties fo:margin-top="0cm" fo:margin-bottom="0.152cm" loext:contextual-spacing="false" fo:line-height="100%" fo:text-align="start" style:justify-single-word="false"/>
      <style:text-properties officeooo:paragraph-rsid="000a8b5f"/>
    </style:style>
    <style:style style:name="P3" style:family="paragraph" style:parent-style-name="List_20_Paragraph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style:font-name="Verdana" fo:font-size="8pt" style:font-size-asian="8pt" style:font-size-complex="8pt"/>
    </style:style>
    <style:style style:name="P4" style:family="paragraph" style:parent-style-name="List_20_Paragraph">
      <style:paragraph-properties fo:margin-left="0.501cm" fo:margin-right="0cm" fo:line-height="68%" fo:text-align="start" style:justify-single-word="false" fo:text-indent="0cm" style:auto-text-indent="false"/>
      <style:text-properties fo:color="#000000" style:font-name="Verdana" fo:font-size="8pt" style:font-size-asian="8pt" style:font-size-complex="8pt"/>
    </style:style>
    <style:style style:name="P5" style:family="paragraph" style:parent-style-name="Seção">
      <style:paragraph-properties fo:text-align="start" style:justify-single-word="false"/>
      <style:text-properties fo:color="#000000" style:font-name="Verdana" fo:font-size="8pt" fo:font-weight="bold" style:font-size-asian="8pt" style:font-weight-asian="bold" style:font-size-complex="8pt"/>
    </style:style>
    <style:style style:name="P6" style:family="paragraph" style:parent-style-name="Seção">
      <style:paragraph-properties fo:text-align="start" style:justify-single-word="false"/>
      <style:text-properties fo:color="#000000" style:font-name="Verdana" fo:font-size="8pt" style:font-size-asian="8pt" style:font-size-complex="8pt"/>
    </style:style>
    <style:style style:name="P7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color="#000000" style:font-name="Verdana" fo:font-size="8pt" style:font-size-asian="8pt" style:font-size-complex="8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Verdana" fo:font-size="6pt" fo:font-style="normal" style:font-size-asian="6pt" style:font-style-asian="normal" style:font-size-complex="6pt" style:font-style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Verdana" fo:font-size="10pt" fo:font-weight="bold" officeooo:paragraph-rsid="001732d5" style:font-size-asian="10pt" style:font-weight-asian="bold" style:font-size-complex="10pt" style:font-weight-complex="bold"/>
    </style:style>
    <style:style style:name="P1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color="#000000" style:font-name="Verdana" fo:font-size="10pt" fo:font-weight="bold" officeooo:rsid="001732d5" officeooo:paragraph-rsid="001732d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.212cm" loext:contextual-spacing="false" fo:line-height="100%" fo:text-align="justify" style:justify-single-word="false" fo:orphans="2" fo:widows="2" style:writing-mode="lr-tb"/>
      <style:text-properties fo:color="#000000" style:font-name="Verdana" fo:font-size="6pt" fo:font-weight="normal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000000" style:font-name="Verdana" fo:font-size="6pt" style:font-size-asian="6pt" style:font-size-complex="6pt"/>
    </style:style>
    <style:style style:name="P13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font-name="Verdana" fo:font-size="6pt" style:font-size-asian="6pt" style:font-size-complex="6pt"/>
    </style:style>
    <style:style style:name="P14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font-name="Verdana" fo:font-size="6pt" fo:font-weight="bold" style:font-size-asian="6pt" style:font-weight-asian="bold" style:font-size-complex="6pt"/>
    </style:style>
    <style:style style:name="P15" style:family="paragraph" style:parent-style-name="Standard">
      <style:paragraph-properties fo:margin-top="0cm" fo:margin-bottom="0.152cm" loext:contextual-spacing="false" fo:line-height="100%" fo:text-align="start" style:justify-single-word="false"/>
      <style:text-properties fo:color="#000000" style:font-name="Verdana" fo:font-size="6pt" officeooo:paragraph-rsid="000a8b5f" style:font-size-asian="6pt" style:font-size-complex="6pt"/>
    </style:style>
    <style:style style:name="P16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style:font-name="Verdana" fo:font-size="6pt" fo:font-weight="bold" officeooo:paragraph-rsid="000ea1a7" style:font-size-asian="6pt" style:font-weight-asian="bold" style:font-size-complex="6pt"/>
    </style:style>
    <style:style style:name="P17" style:family="paragraph" style:parent-style-name="List_20_Paragraph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style:font-name="Verdana" fo:font-size="6pt" style:font-size-asian="6pt" style:font-size-complex="6pt"/>
    </style:style>
    <style:style style:name="P18" style:family="paragraph" style:parent-style-name="List_20_Paragraph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style:font-name="Verdana" fo:font-size="6pt" officeooo:paragraph-rsid="000ea1a7" style:font-size-asian="6pt" style:font-size-complex="6pt"/>
    </style:style>
    <style:style style:name="P19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style:font-name="Verdana" fo:font-size="6pt" style:font-size-asian="6pt" style:font-size-complex="6pt"/>
    </style:style>
    <style:style style:name="P20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fo:color="#000000" fo:font-size="6pt" officeooo:paragraph-rsid="000ea1a7" style:font-size-asian="6pt" style:font-size-complex="6pt"/>
    </style:style>
    <style:style style:name="P21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</style:style>
    <style:style style:name="P22" style:family="paragraph" style:parent-style-name="List_20_Paragraph" style:list-style-name="WWNum1">
      <style:paragraph-properties fo:margin-left="0.501cm" fo:margin-right="0cm" fo:margin-top="0cm" fo:margin-bottom="0.212cm" loext:contextual-spacing="false" fo:line-height="100%" fo:text-align="start" style:justify-single-word="false" fo:text-indent="-0.501cm" style:auto-text-indent="false"/>
      <style:text-properties officeooo:paragraph-rsid="0010933f"/>
    </style:style>
    <style:style style:name="P23" style:family="paragraph" style:parent-style-name="List_20_Paragraph" style:list-style-name="WWNum1">
      <style:paragraph-properties fo:margin-left="0.499cm" fo:margin-right="0cm" fo:margin-top="0cm" fo:margin-bottom="0.212cm" loext:contextual-spacing="false" fo:line-height="100%" fo:text-align="start" style:justify-single-word="false" fo:orphans="2" fo:widows="2" fo:text-indent="-0.499cm" style:auto-text-indent="false" style:writing-mode="lr-tb"/>
      <style:text-properties fo:color="#000000" style:font-name="Verdana" fo:font-size="6pt" fo:font-weight="bold" officeooo:paragraph-rsid="000ea1a7" style:font-size-asian="6pt" style:font-weight-asian="bold" style:font-size-complex="6pt"/>
    </style:style>
    <style:style style:name="P24" style:family="paragraph" style:parent-style-name="List_20_Paragraph">
      <style:paragraph-properties fo:margin-left="0.499cm" fo:margin-right="0cm" fo:margin-top="0cm" fo:margin-bottom="0.212cm" loext:contextual-spacing="false" fo:line-height="100%" fo:text-align="start" style:justify-single-word="false" fo:orphans="2" fo:widows="2" fo:text-indent="-0.499cm" style:auto-text-indent="false" style:writing-mode="lr-tb"/>
      <style:text-properties fo:color="#000000" style:font-name="Verdana" fo:font-size="6pt" fo:font-weight="normal" style:font-size-asian="6pt" style:font-weight-asian="normal" style:font-size-complex="6pt" style:font-weight-complex="normal"/>
    </style:style>
    <style:style style:name="P25" style:family="paragraph" style:parent-style-name="List_20_Paragraph">
      <style:paragraph-properties fo:margin-left="0.499cm" fo:margin-right="0cm" fo:margin-top="0cm" fo:margin-bottom="0.212cm" loext:contextual-spacing="false" fo:line-height="100%" fo:text-align="start" style:justify-single-word="false" fo:orphans="2" fo:widows="2" fo:text-indent="-0.499cm" style:auto-text-indent="false" style:writing-mode="lr-tb"/>
      <style:text-properties fo:color="#000000" style:font-name="Verdana" fo:font-size="6pt" fo:font-weight="normal" officeooo:paragraph-rsid="000ea1a7" style:font-size-asian="6pt" style:font-weight-asian="normal" style:font-size-complex="6pt" style:font-weight-complex="normal"/>
    </style:style>
    <style:style style:name="P26" style:family="paragraph" style:parent-style-name="List_20_Paragraph" style:list-style-name="WWNum1">
      <style:paragraph-properties fo:margin-top="0cm" fo:margin-bottom="0.212cm" loext:contextual-spacing="false" fo:line-height="100%" fo:text-align="justify" style:justify-single-word="false"/>
      <style:text-properties fo:color="#000000" style:font-name="Verdana" fo:font-size="6pt" style:font-size-asian="6pt" style:font-size-complex="6pt"/>
    </style:style>
    <style:style style:name="P27" style:family="paragraph" style:parent-style-name="List_20_Paragraph" style:list-style-name="WWNum1">
      <style:paragraph-properties fo:margin-top="0cm" fo:margin-bottom="0.212cm" loext:contextual-spacing="false" fo:line-height="100%" fo:text-align="start" style:justify-single-word="false"/>
      <style:text-properties fo:color="#000000" style:font-name="Verdana" fo:font-size="6pt" style:font-size-asian="6pt" style:font-size-complex="6pt"/>
    </style:style>
    <style:style style:name="P28" style:family="paragraph" style:parent-style-name="List_20_Paragraph" style:list-style-name="WWNum1">
      <style:paragraph-properties fo:margin-top="0cm" fo:margin-bottom="0.212cm" loext:contextual-spacing="false" fo:line-height="100%" fo:text-align="start" style:justify-single-word="false"/>
      <style:text-properties fo:color="#000000" style:font-name="Verdana" fo:font-size="6pt" officeooo:paragraph-rsid="001732d5" style:font-size-asian="6pt" style:font-size-complex="6pt"/>
    </style:style>
    <style:style style:name="P29" style:family="paragraph" style:parent-style-name="List_20_Paragraph" style:list-style-name="WWNum1">
      <style:paragraph-properties fo:margin-top="0cm" fo:margin-bottom="0.212cm" loext:contextual-spacing="false" fo:line-height="100%" fo:text-align="start" style:justify-single-word="false" fo:orphans="2" fo:widows="2" style:writing-mode="lr-tb"/>
      <style:text-properties fo:color="#000000" style:font-name="Verdana" fo:font-size="6pt" fo:font-weight="normal" officeooo:paragraph-rsid="001732d5" style:font-size-asian="6pt" style:font-weight-asian="normal" style:font-size-complex="6pt" style:font-weight-complex="normal"/>
    </style:style>
    <style:style style:name="P30" style:family="paragraph" style:parent-style-name="List_20_Paragraph">
      <style:paragraph-properties fo:margin-top="0cm" fo:margin-bottom="0.212cm" loext:contextual-spacing="false" fo:line-height="100%" fo:text-align="start" style:justify-single-word="false" fo:orphans="2" fo:widows="2" style:writing-mode="lr-tb"/>
      <style:text-properties fo:color="#000000" style:font-name="Verdana" fo:font-size="6pt" fo:font-weight="normal" officeooo:paragraph-rsid="001732d5" style:font-size-asian="6pt" style:font-weight-asian="normal" style:font-size-complex="6pt" style:font-weight-complex="normal"/>
    </style:style>
    <style:style style:name="P31" style:family="paragraph" style:parent-style-name="List_20_Paragraph" style:list-style-name="WWNum1">
      <style:paragraph-properties fo:margin-top="0cm" fo:margin-bottom="0.212cm" loext:contextual-spacing="false" fo:line-height="100%" fo:text-align="start" style:justify-single-word="false" fo:orphans="2" fo:widows="2" style:writing-mode="lr-tb"/>
      <style:text-properties fo:color="#000000" style:font-name="Verdana" fo:font-size="6pt" fo:font-weight="normal" officeooo:rsid="001732d5" officeooo:paragraph-rsid="001732d5" style:font-size-asian="6pt" style:font-weight-asian="normal" style:font-size-complex="6pt" style:font-weight-complex="normal"/>
    </style:style>
    <style:style style:name="P32" style:family="paragraph" style:parent-style-name="Seção">
      <style:paragraph-properties fo:text-align="start" style:justify-single-word="false"/>
      <style:text-properties fo:color="#000000" style:font-name="Verdana" fo:font-size="8pt" fo:font-weight="bold" officeooo:rsid="0015da48" officeooo:paragraph-rsid="0015da48" style:font-size-asian="8pt" style:font-weight-asian="bold" style:font-size-complex="8pt"/>
    </style:style>
    <style:style style:name="P33" style:family="paragraph" style:parent-style-name="Seção">
      <style:paragraph-properties fo:text-align="start" style:justify-single-word="false"/>
      <style:text-properties fo:color="#000000" style:font-name="Verdana" fo:font-size="6pt" style:font-size-asian="6pt" style:font-size-complex="6pt"/>
    </style:style>
    <style:style style:name="P34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8pt" fo:letter-spacing="0.018cm" fo:language="pt" fo:country="BR" officeooo:rsid="0012c1fa" officeooo:paragraph-rsid="0012c1fa" style:letter-kerning="false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35" style:family="paragraph" style:parent-style-name="Seção" style:list-style-name="L1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6pt" fo:letter-spacing="0.018cm" fo:language="pt" fo:country="BR" officeooo:rsid="0012c1fa" officeooo:paragraph-rsid="0012c1fa" style:letter-kerning="false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36" style:family="paragraph" style:parent-style-name="Seção" style:list-style-name="L1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6pt" fo:letter-spacing="0.018cm" fo:language="pt" fo:country="BR" officeooo:rsid="000ca214" officeooo:paragraph-rsid="000ca214" style:letter-kerning="false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37" style:family="paragraph" style:parent-style-name="Seção" style:list-style-name="L1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6pt" fo:letter-spacing="0.018cm" fo:language="pt" fo:country="BR" officeooo:rsid="000ca214" officeooo:paragraph-rsid="00110c7c" style:letter-kerning="false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38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6pt" fo:letter-spacing="0.018cm" fo:language="pt" fo:country="BR" officeooo:rsid="000ca214" officeooo:paragraph-rsid="000ca214" style:letter-kerning="false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39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6pt" fo:letter-spacing="0.018cm" fo:language="pt" fo:country="BR" fo:font-weight="bold" officeooo:rsid="000ca214" officeooo:paragraph-rsid="00110c7c" style:letter-kerning="false" style:font-name-asian="Times New Roman" style:font-size-asian="6pt" style:language-asian="en" style:country-asian="US" style:font-weight-asian="bold" style:font-name-complex="Times New Roman" style:font-size-complex="6pt" style:language-complex="ar" style:country-complex="SA" style:font-weight-complex="bold"/>
    </style:style>
    <style:style style:name="P40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6pt" fo:letter-spacing="0.018cm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41" style:family="paragraph" style:parent-style-name="Seção" style:list-style-name="L1">
      <style:paragraph-properties fo:margin-top="0.554cm" fo:margin-bottom="0.201cm" loext:contextual-spacing="true" fo:line-height="100%" fo:text-align="start" style:justify-single-word="false"/>
      <style:text-properties fo:text-transform="uppercase" fo:color="#000000" style:font-name="Verdana" fo:font-size="6pt" fo:letter-spacing="0.018cm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42" style:family="paragraph" style:parent-style-name="Seção">
      <style:paragraph-properties fo:margin-top="0.554cm" fo:margin-bottom="0.201cm" loext:contextual-spacing="true" fo:line-height="100%" fo:text-align="start" style:justify-single-word="false"/>
      <style:text-properties fo:color="#000000" style:font-name="Verdana" fo:font-size="6pt" style:font-size-asian="6pt" style:font-size-complex="6pt"/>
    </style:style>
    <style:style style:name="P43" style:family="paragraph" style:parent-style-name="Seção" style:list-style-name="L1">
      <style:paragraph-properties fo:margin-top="0.554cm" fo:margin-bottom="0.201cm" loext:contextual-spacing="true" fo:line-height="100%" fo:text-align="start" style:justify-single-word="false"/>
      <style:text-properties fo:color="#000000" style:font-name="Verdana" fo:font-size="6pt" style:font-size-asian="6pt" style:font-size-complex="6pt"/>
    </style:style>
    <style:style style:name="P44" style:family="paragraph" style:parent-style-name="Seção" style:list-style-name="L1">
      <style:paragraph-properties fo:margin-top="0.554cm" fo:margin-bottom="0.201cm" loext:contextual-spacing="true" fo:text-align="start" style:justify-single-word="false" fo:orphans="2" fo:widows="2" style:writing-mode="lr-tb"/>
      <style:text-properties fo:color="#000000" style:font-name="Verdana" fo:font-size="6pt" fo:language="pt" fo:country="BR" officeooo:rsid="0012c1fa" officeooo:paragraph-rsid="0012c1fa" style:letter-kerning="false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45" style:family="paragraph" style:parent-style-name="Seção">
      <style:paragraph-properties fo:margin-top="0.554cm" fo:margin-bottom="0.201cm" loext:contextual-spacing="true" fo:text-align="start" style:justify-single-word="false" fo:orphans="2" fo:widows="2" style:writing-mode="lr-tb"/>
      <style:text-properties fo:color="#000000" style:font-name="Verdana" fo:font-size="6pt" fo:language="pt" fo:country="BR" officeooo:rsid="0012c1fa" officeooo:paragraph-rsid="0012c1fa" style:letter-kerning="false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46" style:family="paragraph" style:parent-style-name="Seção" style:list-style-name="L1">
      <style:paragraph-properties fo:margin-top="0.554cm" fo:margin-bottom="0.201cm" loext:contextual-spacing="true" fo:text-align="start" style:justify-single-word="false" fo:orphans="2" fo:widows="2" style:writing-mode="lr-tb"/>
      <style:text-properties fo:color="#000000" style:font-name="Verdana" fo:font-size="6pt" fo:language="pt" fo:country="BR" officeooo:rsid="0015da48" officeooo:paragraph-rsid="0015da48" style:letter-kerning="false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47" style:family="paragraph" style:parent-style-name="Seção" style:master-page-name="">
      <loext:graphic-properties draw:fill="none"/>
      <style:paragraph-properties fo:margin-left="0cm" fo:margin-right="0cm" fo:margin-top="0.353cm" fo:margin-bottom="0cm" loext:contextual-spacing="true" fo:line-height="100%" fo:text-align="start" style:justify-single-word="false" fo:orphans="2" fo:widows="2" fo:text-indent="1cm" style:auto-text-indent="false" style:page-number="auto" fo:background-color="transparent" style:writing-mode="lr-tb"/>
      <style:text-properties fo:font-variant="normal" fo:text-transform="none" fo:color="#000000" style:font-name="Verdana" fo:font-size="6pt" fo:letter-spacing="normal" style:font-size-asian="6pt" style:font-name-complex="Helvetica" style:font-size-complex="6pt" style:font-style-complex="italic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Verdana" fo:font-weight="bold" style:font-weight-asian="bold"/>
    </style:style>
    <style:style style:name="T2" style:family="text">
      <style:text-properties style:font-name="Verdana" fo:font-weight="bold" officeooo:rsid="000a8b5f" style:font-weight-asian="bold"/>
    </style:style>
    <style:style style:name="T3" style:family="text">
      <style:text-properties officeooo:rsid="000ca21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a214" style:font-weight-asian="bold" style:font-weight-complex="bold"/>
    </style:style>
    <style:style style:name="T6" style:family="text">
      <style:text-properties fo:font-weight="bold" officeooo:rsid="00107735" style:font-weight-asian="bold" style:font-weight-complex="bold"/>
    </style:style>
    <style:style style:name="T7" style:family="text">
      <style:text-properties fo:font-weight="bold" officeooo:rsid="00110c7c" style:font-weight-asian="bold" style:font-weight-complex="bold"/>
    </style:style>
    <style:style style:name="T8" style:family="text">
      <style:text-properties fo:color="#000000" style:font-name="Verdana" fo:font-size="6pt" style:text-underline-style="none" style:font-size-asian="6pt" style:font-size-complex="6pt"/>
    </style:style>
    <style:style style:name="T9" style:family="text">
      <style:text-properties fo:color="#000000" style:font-name="Verdana" fo:font-size="6pt" style:text-underline-style="none" fo:background-color="#ffffff" loext:char-shading-value="0" style:font-size-asian="6pt" style:font-name-complex="Arial" style:font-size-complex="6pt" style:font-style-complex="italic"/>
    </style:style>
    <style:style style:name="T10" style:family="text">
      <style:text-properties fo:color="#000000" style:font-name="Verdana" fo:font-size="6pt" style:text-underline-style="none" officeooo:rsid="0010933f" fo:background-color="#ffffff" loext:char-shading-value="0" style:font-size-asian="6pt" style:font-name-complex="Arial" style:font-size-complex="6pt" style:font-style-complex="italic"/>
    </style:style>
    <style:style style:name="T11" style:family="text">
      <style:text-properties fo:color="#000000" style:font-name="Verdana" fo:font-size="6pt" style:font-size-asian="6pt" style:font-size-complex="6pt"/>
    </style:style>
    <style:style style:name="T12" style:family="text">
      <style:text-properties officeooo:rsid="00110c7c"/>
    </style:style>
    <style:style style:name="T13" style:family="text">
      <style:text-properties officeooo:rsid="0014b909"/>
    </style:style>
    <style:style style:name="T14" style:family="text">
      <style:text-properties officeooo:rsid="0015da48"/>
    </style:style>
    <style:style style:name="T15" style:family="text">
      <style:text-properties officeooo:rsid="001732d5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35cm" svg:stroke-color="#b9bec7" draw:stroke-linejoin="round" draw:fill="none" draw:textarea-vertical-align="top" draw:auto-grow-height="false" fo:min-height="0cm" fo:min-width="16.39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URRÍCULO VITAE</text:p>
      <text:p text:style-name="P9"><draw:custom-shape text:anchor-type="paragraph" draw:z-index="5" draw:name="figura1" draw:style-name="gr1" draw:text-style-name="P48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9">Edílson Rodrigues de Sousa</text:p>
      <text:p text:style-name="P8">Analista de <text:span text:style-name="T3">Infra estrutura/ Analista de suporte</text:span></text:p>
      <text:p text:style-name="P15"/>
      <text:p text:style-name="P15">Brasileiro, casado, 5<text:span text:style-name="T14">3</text:span> anos</text:p>
      <text:p text:style-name="P15">Rua Eliseu Oriá, 173</text:p>
      <text:p text:style-name="P15">Bairro Jose de Alencar - Fortaleza – Ceará</text:p>
      <text:p text:style-name="P15">Telefone: (85)988808956 </text:p>
      <text:p text:style-name="P2"><text:span text:style-name="T11">E-mail: </text:span><text:a xlink:type="simple" xlink:href="mailto:edilsonrsouza@gmail.com" text:style-name="Internet_20_link" text:visited-style-name="Visited_20_Internet_20_Link"><text:span text:style-name="T8">edilsonrsouza@gmail.com</text:span></text:a></text:p>
      <text:p text:style-name="P1"/>
      <text:p text:style-name="P5">objetivo:</text:p>
      <text:p text:style-name="P6"><draw:custom-shape text:anchor-type="paragraph" draw:z-index="0" draw:name="figura1" draw:style-name="gr1" draw:text-style-name="P48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47">Atuar na área de Analista de Suporte, a qual vai ampliar ainda mais os meus conhecimentos, desenvolvimento profissional e de vida, sempre em harmonia com a qualidade do meu trabalho e a preparação dos meus dias para obter o sucesso esperado no ato da minha contratação.</text:p>
      <text:p text:style-name="P33"/>
      <text:p text:style-name="P6"/>
      <text:p text:style-name="P5">FORMAÇÃO:</text:p>
      <text:p text:style-name="P6"><draw:custom-shape text:anchor-type="paragraph" draw:z-index="1" draw:name="figura2" draw:style-name="gr1" draw:text-style-name="P48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6"/>
      <text:list xml:id="list827583466" text:style-name="WWNum1">
        <text:list-item>
          <text:p text:style-name="P19">Pós-Graduação Lato Sensu, Especialização em Segurança em Redes de <text:s/>Computadores - Faculdade Evolução.</text:p>
        </text:list-item>
        <text:list-item>
          <text:p text:style-name="P19">Bacharel em Teologia, Ciência da Religião - Universidade Metodista de São Paulo.</text:p>
        </text:list-item>
      </text:list>
      <text:p text:style-name="P3"/>
      <text:p text:style-name="P5">EXPERIÊNCIA PROFISSIONAL</text:p>
      <text:p text:style-name="P6"><draw:custom-shape text:anchor-type="paragraph" draw:z-index="2" draw:name="figura3" draw:style-name="gr1" draw:text-style-name="P48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6"/>
      <text:list xml:id="list80140739713146" text:continue-numbering="true" text:style-name="WWNum1">
        <text:list-item>
          <text:p text:style-name="P23">2017 até o presente momento – Superintendência do Sistema Estadual de Atendimento Socioeducativo</text:p>
        </text:list-item>
      </text:list>
      <text:p text:style-name="P25">Cargo: Analista de Infraestrutura</text:p>
      <text:p text:style-name="P24"><text:tab/>Principais atividades: </text:p>
      <text:p text:style-name="P11">Prospecção de soluções em ferramentas baseadas em Software Livre de código aberto e ferramentas de soluções proprietárias. </text:p>
      <text:list xml:id="list80140620570499" text:continue-numbering="true" text:style-name="WWNum1">
        <text:list-item>
          <text:p text:style-name="P28">- <text:span text:style-name="T13">Antivírus,</text:span></text:p>
        </text:list-item>
        <text:list-item>
          <text:p text:style-name="P28">- Firewall,</text:p>
        </text:list-item>
        <text:list-item>
          <text:p text:style-name="P28">- correio eletrônico,</text:p>
        </text:list-item>
        <text:list-item>
          <text:p text:style-name="P28">- Backup,</text:p>
        </text:list-item>
        <text:list-item>
          <text:p text:style-name="P28">- Banco de Dados,</text:p>
        </text:list-item>
        <text:list-item>
          <text:p text:style-name="P28">- <text:span text:style-name="T15">Gerenciamento de Container Docker,</text:span></text:p>
        </text:list-item>
        <text:list-item>
          <text:p text:style-name="P29">- <text:span text:style-name="T14">Gerenciamento de maquinas com ansible,</text:span></text:p>
        </text:list-item>
        <text:list-item>
          <text:p text:style-name="P31">- Gerenciamento de Vms,</text:p>
        </text:list-item>
        <text:list-item>
          <text:p text:style-name="P31">- Gerenciamento do serviço de controle de versão.</text:p>
        </text:list-item>
      </text:list>
      <text:p text:style-name="P30"/>
      <text:list xml:id="list80140515519888" text:continue-numbering="true" text:style-name="WWNum1">
        <text:list-item>
          <text:p text:style-name="P16">2002 a 2016 – Instituto Atlântico</text:p>
        </text:list-item>
      </text:list>
      <text:p text:style-name="P18">Cargo: Analista de Suporte / Administrador de Redes</text:p>
      <text:p text:style-name="P17"><text:tab/>Principais atividades: </text:p>
      <text:p text:style-name="P12">Prospecção de soluções em ferramentas baseadas em Software Livre de código aberto e ferramentas de soluções proprietárias. Onde implementei os seguintes serviços:</text:p>
      <text:list xml:id="list80141047524064" text:continue-numbering="true" text:style-name="WWNum1">
        <text:list-item>
          <text:p text:style-name="P26">Elaboração e implantação da Política de Backup, através da ferramenta BACULA. Onde através desta ferramenta é realizado o backup do servidor de e-mail, controle de versão, banco de dado servidor de arquivo;</text:p>
        </text:list-item>
        <text:list-item>
          <text:p text:style-name="P26">Elaboração e implementação de servidor de arquivo, utilizando storage e gerenciamento de discos sobre a tecnologia logical Volume Manager (LVM);</text:p>
        </text:list-item>
        <text:list-item>
          <text:p text:style-name="P26">Implementação de serviço de correio eletrônico POSTFIX/ZIMBRA;</text:p>
        </text:list-item>
        <text:list-item>
          <text:p text:style-name="P26">Implementação do serviço de firewall, utilizado as ferramentas iptables/ipcop/pfsense;</text:p>
        </text:list-item>
        <text:list-item>
          <text:p text:style-name="P26">Implementação e gerenciamento do serviço de VPN (Virtaul private network), com PPTP, OPENVPN(site-to-site e client-to-site) e IPSEC;</text:p>
        </text:list-item>
        <text:list-item>
          <text:p text:style-name="P26">Implementação do serviço de monitoramento de rede através das ferramentas NAGIOS, CACTI, ZABBIX/ZABBIX-PROXY ;</text:p>
        </text:list-item>
        <text:list-item>
          <text:p text:style-name="P26">Implementação de serviço de DNS (Domain Name System ) interno e externo, usando AD (Activi Directory) e BIND9 (recursivo/autoritativo);</text:p>
        </text:list-item>
        <text:list-item>
          <text:p text:style-name="P26">Implementação do controle de versão (CVS, SUBVERSION/WEBSVN, GIT, GITLAB, MERCURIAL);</text:p>
        </text:list-item>
        <text:list-item>
          <text:p text:style-name="P26">Implementação da ferramenta de gerenciamento de projeto: iTRACK, Mantis e JIRA (ATLASSIAN).</text:p>
        </text:list-item>
        <text:list-item>
          <text:p text:style-name="P26"><text:soft-page-break/>Implementação de servidor de aplicação WEB (Intranet, Moodle, website institucional), com APACHE/MYSQL/POSTGRESQL;</text:p>
        </text:list-item>
        <text:list-item>
          <text:p text:style-name="P26">Implementação e configuração de servidores de virtualização Citrix XenServer.</text:p>
        </text:list-item>
        <text:list-item>
          <text:p text:style-name="P26">Configuração em SWITCH/ROTEADORES Cisco.</text:p>
        </text:list-item>
        <text:list-item>
          <text:p text:style-name="P26">Implementação de ambiente teste/produção com Docker. </text:p>
        </text:list-item>
      </text:list>
      <text:p text:style-name="P14"/>
      <text:list xml:id="list80140368128736" text:continue-numbering="true" text:style-name="WWNum1">
        <text:list-item>
          <text:p text:style-name="P20"><text:span text:style-name="T1">2000 a 2002 – Coge</text:span><text:span text:style-name="T2">rh</text:span><text:span text:style-name="T1"> (Companhia de Recursos Hídricos)</text:span></text:p>
        </text:list-item>
      </text:list>
      <text:p text:style-name="P18">Cargo: Analista de Suporte</text:p>
      <text:p text:style-name="P18">Principais atividades: </text:p>
      <text:p text:style-name="P13">Administração em servidores Linux e Windows, implementação e administração dos seguintes serviços:</text:p>
      <text:list xml:id="list80139954927359" text:continue-numbering="true" text:style-name="WWNum1">
        <text:list-item>
          <text:p text:style-name="P27">- <text:span text:style-name="T13">Antivírus,</text:span></text:p>
        </text:list-item>
        <text:list-item>
          <text:p text:style-name="P27">- Firewall,</text:p>
        </text:list-item>
        <text:list-item>
          <text:p text:style-name="P27">- correio eletrônico,</text:p>
        </text:list-item>
        <text:list-item>
          <text:p text:style-name="P27">- Backup,</text:p>
        </text:list-item>
        <text:list-item>
          <text:p text:style-name="P27">- Banco de Dados,</text:p>
        </text:list-item>
        <text:list-item>
          <text:p text:style-name="P27">- Controle de licenças.</text:p>
        </text:list-item>
      </text:list>
      <text:p text:style-name="P4"/>
      <text:p text:style-name="P32">CURSOS</text:p>
      <text:p text:style-name="P6"><draw:custom-shape text:anchor-type="paragraph" draw:z-index="3" draw:name="figura4" draw:style-name="gr1" draw:text-style-name="P48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34"><text:span text:style-name="T4"/></text:p>
      <text:list xml:id="list2022129094" text:style-name="L1">
        <text:list-item>
          <text:p text:style-name="P35"><text:span text:style-name="T4">Introdução ao scrum</text:span> - <text:span text:style-name="T3">SCHOOL OF NET – MARÇO DE 2019</text:span></text:p>
        </text:list-item>
      </text:list>
      <text:p text:style-name="P42"/>
      <text:list xml:id="list80140979179135" text:continue-numbering="true" text:style-name="L1">
        <text:list-item>
          <text:p text:style-name="P44"><text:span text:style-name="T4">Ansible Para SysAdmin</text:span> – Udemy – 21 de julho 2019</text:p>
        </text:list-item>
      </text:list>
      <text:p text:style-name="P45"/>
      <text:list xml:id="list80140418801407" text:continue-numbering="true" text:style-name="L1">
        <text:list-item>
          <text:p text:style-name="P44"><text:span text:style-name="T4">Ansible: Automatizando sua Infraestrutura</text:span> – Udemy – 07 de julho 2019</text:p>
        </text:list-item>
        <text:list-item>
          <text:p text:style-name="P46"><text:span text:style-name="T4">Avançando com Ansible</text:span> – School of net -07 DE JULHO 2019</text:p>
        </text:list-item>
      </text:list>
      <text:p text:style-name="P42"/>
      <text:list xml:id="list80139562215596" text:continue-numbering="true" text:style-name="L1">
        <text:list-item>
          <text:p text:style-name="P36"><text:span text:style-name="T7">INICIANDO COM SHELL SCRIPT</text:span> – SCHOOL OF NET – MARÇO DE 2019</text:p>
        </text:list-item>
      </text:list>
      <text:p text:style-name="P38"/>
      <text:list xml:id="list80140182618019" text:continue-numbering="true" text:style-name="L1">
        <text:list-item>
          <text:p text:style-name="P37"><text:span text:style-name="T7">MONITORAMENTO – INICIANDO COM PROMETHEUS</text:span> – SCHOOL OF NET – MARÇO DE 2019</text:p>
        </text:list-item>
      </text:list>
      <text:p text:style-name="P39"/>
      <text:list xml:id="list80139631774366" text:continue-numbering="true" text:style-name="L1">
        <text:list-item>
          <text:p text:style-name="P37"><text:span text:style-name="T4">ANSIBLE</text:span> – SCHOOL OF NET – <text:span text:style-name="T12">m</text:span>ARÇO DE 2019</text:p>
        </text:list-item>
      </text:list>
      <text:p text:style-name="P38"/>
      <text:list xml:id="list80140064506033" text:continue-numbering="true" text:style-name="L1">
        <text:list-item>
          <text:p text:style-name="P36"><text:span text:style-name="T4">AVANÇANDO COM DOCKER</text:span> – SCHOOL OF NET – MARÇO DE 2019</text:p>
        </text:list-item>
      </text:list>
      <text:p text:style-name="P38"/>
      <text:list xml:id="list80140648780689" text:continue-numbering="true" text:style-name="L1">
        <text:list-item>
          <text:p text:style-name="P36"><text:span text:style-name="T4">INICIANDO COM DOCKER</text:span> – SCHOOL OF NET – MARÇO DE 2019</text:p>
        </text:list-item>
      </text:list>
      <text:p text:style-name="P38"/>
      <text:list xml:id="list80139301464212" text:continue-numbering="true" text:style-name="L1">
        <text:list-item>
          <text:p text:style-name="P36"><text:span text:style-name="T4">TESTANDO APLICAÇÕES COM JMETER</text:span> – SCHOOL OF NET – MARÇO DE 2019</text:p>
        </text:list-item>
      </text:list>
      <text:p text:style-name="P38"/>
      <text:list xml:id="list80140970830884" text:continue-numbering="true" text:style-name="L1">
        <text:list-item>
          <text:p text:style-name="P41"><text:span text:style-name="T4">Samba 4 Profissional</text:span> – BR-open – 19 de outubro 2017</text:p>
        </text:list-item>
      </text:list>
      <text:p text:style-name="P40"/>
      <text:list xml:id="list80140162424156" text:continue-numbering="true" text:style-name="L1">
        <text:list-item>
          <text:p text:style-name="P41"><text:span text:style-name="T4">Gerenciamento de logs com o graylog</text:span> </text:p>
        </text:list-item>
      </text:list>
      <text:p text:style-name="P40"/>
      <text:list xml:id="list80141311999567" text:continue-numbering="true" text:style-name="L1">
        <text:list-item>
          <text:p text:style-name="P43"><text:span text:style-name="T4">Firewall, VPN e Proxy</text:span> – 4Linux 2017 - <text:s/>LINCENÇA UC 4L451700023150</text:p>
        </text:list-item>
      </text:list>
      <text:p text:style-name="P42"/>
      <text:list xml:id="list80139905943298" text:continue-numbering="true" text:style-name="L1">
        <text:list-item>
          <text:p text:style-name="P43"><text:span text:style-name="T4">Aprender a Empreender </text:span>- SEBRAE August 2014</text:p>
        </text:list-item>
      </text:list>
      <text:p text:style-name="P42"/>
      <text:list xml:id="list80139396014025" text:continue-numbering="true" text:style-name="L1">
        <text:list-item>
          <text:p text:style-name="P43"><text:span text:style-name="T4">LPIC-CERTIFICATION </text:span>- Linux Professional Institute License ID: LPI000084435 CODE: 3lrenk9a3k August 2011</text:p>
        </text:list-item>
      </text:list>
      <text:p text:style-name="P42"/>
      <text:list xml:id="list80141038520805" text:continue-numbering="true" text:style-name="L1">
        <text:list-item>
          <text:p text:style-name="P43"><text:span text:style-name="T4">Novell Certified Linux Administrator</text:span> - Novell September 2011</text:p>
        </text:list-item>
      </text:list>
      <text:p text:style-name="P42"/>
      <text:list xml:id="list80141341347229" text:continue-numbering="true" text:style-name="L1">
        <text:list-item>
          <text:p text:style-name="P43"><text:span text:style-name="T4">Security Fundamentals</text:span> - Microsoft License D403-5481 June 2011</text:p>
        </text:list-item>
      </text:list>
      <text:p text:style-name="P42"/>
      <text:list xml:id="list80141327347093" text:continue-numbering="true" text:style-name="L1">
        <text:list-item>
          <text:p text:style-name="P43"><text:span text:style-name="T4">Networking Fundamentals</text:span> - Microsoft License D402-6543 July 2011</text:p>
        </text:list-item>
      </text:list>
      <text:p text:style-name="P42"/>
      <text:list xml:id="list80140977649194" text:continue-numbering="true" text:style-name="L1">
        <text:list-item>
          <text:p text:style-name="P43"><text:span text:style-name="T4">Cloud Computing</text:span> - Dell September 2012</text:p>
        </text:list-item>
      </text:list>
      <text:p text:style-name="P42"/>
      <text:list xml:id="list80140417860851" text:continue-numbering="true" text:style-name="L1">
        <text:list-item>
          <text:p text:style-name="P43"><text:span text:style-name="T4">CCNA Exploration: Network Fundamentals</text:span> - Cisco Networking Academy – Armenia (cisco.academy.am) October 2011</text:p>
        </text:list-item>
      </text:list>
      <text:p text:style-name="P42"/>
      <text:list xml:id="list80139862044796" text:continue-numbering="true" text:style-name="L1">
        <text:list-item>
          <text:p text:style-name="P43"><text:span text:style-name="T4">Data Center Technical Specialist</text:span> - Novell-Praha, s.r.o. - Novell | NetIQ September 2011</text:p>
        </text:list-item>
      </text:list>
      <text:p text:style-name="P42"/>
      <text:list xml:id="list80139562165483" text:continue-numbering="true" text:style-name="L1">
        <text:list-item>
          <text:p text:style-name="P43"><text:span text:style-name="T4">Instalando e configurando o Hyper-V</text:span> - Microsoft March 2014</text:p>
        </text:list-item>
      </text:list>
      <text:p text:style-name="P42"/>
      <text:list xml:id="list80139436591096" text:continue-numbering="true" text:style-name="L1">
        <text:list-item>
          <text:p text:style-name="P43"><text:span text:style-name="T4">Segurança da Informação</text:span> - Fundação Bradesco License 60B0FF05-EF32-4FBF-8151-77E36FE310B1 November 2011</text:p>
        </text:list-item>
      </text:list>
      <text:p text:style-name="P42"/>
      <text:list xml:id="list80139869752971" text:continue-numbering="true" text:style-name="L1">
        <text:list-item>
          <text:p text:style-name="P43"><text:span text:style-name="T4">Gestão de Projetos 01</text:span> - Fundação Bradesco License 615DFA0E-9DA2-4B12-B8C9-A36FD390978E August 2014</text:p>
        </text:list-item>
      </text:list>
      <text:p text:style-name="P42"/>
      <text:list xml:id="list80140969149924" text:continue-numbering="true" text:style-name="L1">
        <text:list-item>
          <text:p text:style-name="P43"><text:span text:style-name="T4">ZABBIX</text:span> - 4Linux License ID: 4L446800023150 COD: LX48BuGf March 2015</text:p>
        </text:list-item>
      </text:list>
      <text:p text:style-name="P42"/>
      <text:list xml:id="list80140082897498" text:continue-numbering="true" text:style-name="L1">
        <text:list-item>
          <text:p text:style-name="P43"><text:span text:style-name="T4">PFSENSE</text:span> - Treinamento LInux September 2015</text:p>
        </text:list-item>
      </text:list>
      <text:p text:style-name="P42"/>
      <text:list xml:id="list80140912606824" text:continue-numbering="true" text:style-name="L1">
        <text:list-item>
          <text:p text:style-name="P43"><text:span text:style-name="T4">Cluster de Alta Disponibilidade Linux</text:span> - Escola Linux Treinamentos September 2015</text:p>
        </text:list-item>
      </text:list>
      <text:p text:style-name="P42"/>
      <text:list xml:id="list80140246764874" text:continue-numbering="true" text:style-name="L1">
        <text:list-item>
          <text:p text:style-name="P43"><text:span text:style-name="T4">Gerencia de Configuração com Puppet</text:span> - 4Linux License ID: 4L451100023150 COD: LX48BuGf November 2015</text:p>
        </text:list-item>
      </text:list>
      <text:p text:style-name="P42"/>
      <text:list xml:id="list80140503298033" text:continue-numbering="true" text:style-name="L1">
        <text:list-item>
          <text:p text:style-name="P43"><text:span text:style-name="T4">Bacula 1: ferramenta livre de backup </text:span>- Udemy November 2015</text:p>
        </text:list-item>
      </text:list>
      <text:p text:style-name="P42"><text:soft-page-break/></text:p>
      <text:list xml:id="list80141134767515" text:continue-numbering="true" text:style-name="L1">
        <text:list-item>
          <text:p text:style-name="P43"><text:span text:style-name="T4">Melhor GED com Alfresco e LibreOffice </text:span>- Udemy November 2015</text:p>
        </text:list-item>
      </text:list>
      <text:p text:style-name="P42"/>
      <text:list xml:id="list80141328362067" text:continue-numbering="true" text:style-name="L1">
        <text:list-item>
          <text:p text:style-name="P43"><text:span text:style-name="T4">Docker: Compreendendo e utilizando</text:span> - Udemy License UC-UOLN4J1J January 2016</text:p>
        </text:list-item>
      </text:list>
      <text:p text:style-name="P42"/>
      <text:list xml:id="list80141423657897" text:continue-numbering="true" text:style-name="L1">
        <text:list-item>
          <text:p text:style-name="P43"><text:span text:style-name="T4">Feedback: Eficacia na Recepção</text:span> - Instituto Atlântico December 2005</text:p>
        </text:list-item>
      </text:list>
      <text:p text:style-name="P42"/>
      <text:list xml:id="list80139521654539" text:continue-numbering="true" text:style-name="L1">
        <text:list-item>
          <text:p text:style-name="P43"><text:span text:style-name="T4">Leadership Treining for Managers</text:span> - Dale Carnegie Training June 2003</text:p>
        </text:list-item>
      </text:list>
      <text:p text:style-name="P42"/>
      <text:list xml:id="list80141024017172" text:continue-numbering="true" text:style-name="L1">
        <text:list-item>
          <text:p text:style-name="P43"><text:span text:style-name="T4">Workshop Equipes ma</text:span><text:span text:style-name="T5">I</text:span><text:span text:style-name="T4">s Produtivas</text:span> - Dale Carnegie Training October 2003</text:p>
        </text:list-item>
      </text:list>
      <text:p text:style-name="P42"/>
      <text:list xml:id="list80139598737099" text:continue-numbering="true" text:style-name="L1">
        <text:list-item>
          <text:p text:style-name="P43"><text:span text:style-name="T4">Premiere Pro CC </text:span>- Udemy License UC-1CD1JRZK February 2016</text:p>
        </text:list-item>
      </text:list>
      <text:p text:style-name="P42"/>
      <text:list xml:id="list80139610221304" text:continue-numbering="true" text:style-name="L1">
        <text:list-item>
          <text:p text:style-name="P43"><text:span text:style-name="T4">Scrum Fundamentals Certified</text:span> - Udemy License UC-EHL7SMZE February 2016</text:p>
        </text:list-item>
      </text:list>
      <text:p text:style-name="P42"/>
      <text:list xml:id="list80140564658524" text:continue-numbering="true" text:style-name="L1">
        <text:list-item>
          <text:p text:style-name="P43"><text:span text:style-name="T4">Web Security Server</text:span> - OYS Security March 2016</text:p>
        </text:list-item>
      </text:list>
      <text:p text:style-name="P42"/>
      <text:list xml:id="list80141359457992" text:continue-numbering="true" text:style-name="L1">
        <text:list-item>
          <text:p text:style-name="P43"><text:span text:style-name="T4">Pentest em Redes </text:span>- OYS Security May 2016</text:p>
        </text:list-item>
      </text:list>
      <text:p text:style-name="P42"/>
      <text:list xml:id="list80139895835994" text:continue-numbering="true" text:style-name="L1">
        <text:list-item>
          <text:p text:style-name="P43"><text:span text:style-name="T4">Pentest com Metasploit</text:span> - OYS Security July 2016</text:p>
        </text:list-item>
      </text:list>
      <text:p text:style-name="P42"/>
      <text:list xml:id="list80140281520561" text:continue-numbering="true" text:style-name="L1">
        <text:list-item>
          <text:p text:style-name="P43"><text:span text:style-name="T4">SUSE Linux Enterprise Server 12 </text:span>- SUSE License 10157474 September 2011</text:p>
        </text:list-item>
      </text:list>
      <text:p text:style-name="P42"/>
      <text:list xml:id="list80141192295326" text:continue-numbering="true" text:style-name="L1">
        <text:list-item>
          <text:p text:style-name="P43"><text:span text:style-name="T4">SAMBA 4 (AD E COMPARTILHAMENTO DE ARQUIVOS</text:span><text:span text:style-name="T6">)</text:span> <text:s/>- LINCENÇA UC-PZ9LY5XW</text:p>
        </text:list-item>
      </text:list>
      <text:p text:style-name="P42"/>
      <text:list xml:id="list80139922494744" text:continue-numbering="true" text:style-name="L1">
        <text:list-item>
          <text:p text:style-name="P43"><text:span text:style-name="T4">ZABBIX CONSTRUINDO UM AMBIENTE DE MONITORAMENTO </text:span>– LINCENÇA uc-QDF6JMG8</text:p>
        </text:list-item>
      </text:list>
      <text:p text:style-name="P7"/>
      <text:p text:style-name="P7"/>
      <text:p text:style-name="P5">INFORMAÇÕES ADICIONAIS</text:p>
      <text:p text:style-name="P6"><draw:custom-shape text:anchor-type="paragraph" draw:z-index="4" draw:name="figura5" draw:style-name="gr1" draw:text-style-name="P48" svg:width="16.892cm" svg:height="0.013cm" svg:x="0.011cm" svg:y="0.213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6"/>
      <text:list xml:id="list80140547759748" text:continue-list="list80139954927359" text:style-name="WWNum1">
        <text:list-item>
          <text:p text:style-name="P21"><text:span text:style-name="T8">Canal no youtube - </text:span><text:a xlink:type="simple" xlink:href="https://goo.gl/uq5jql" text:style-name="Internet_20_link" text:visited-style-name="Visited_20_Internet_20_Link"><text:span text:style-name="Internet_20_link"><text:span text:style-name="T9">https://goo.gl/uq5jql</text:span></text:span></text:a></text:p>
        </text:list-item>
        <text:list-item>
          <text:p text:style-name="P22"><text:span text:style-name="Internet_20_link"><text:span text:style-name="T10">Instagram - edilsonrsouza</text:span></text:span></text:p>
        </text:list-item>
        <text:list-item>
          <text:p text:style-name="P21"><text:span text:style-name="T8">Curriculo no linkedin - </text:span><text:a xlink:type="simple" xlink:href="https://br.linkedin.com/in/edilsonrsouza" text:style-name="Internet_20_link" text:visited-style-name="Visited_20_Internet_20_Link"><text:span text:style-name="Internet_20_link"><text:span text:style-name="T9">https://br.linkedin.com/in/edilsonrsouza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ucida Grande" svg:font-family="'Lucida Grande', 'Trebuchet MS', Verdana, sans-serif"/>
    <style:font-face style:name="Calibri1" svg:font-family="Calibri" style:font-family-generic="swiss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414751" style:font-name="Century Schoolbook" fo:font-family="'Century Schoolbook'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Seção" style:family="paragraph" style:parent-style-name="Standard" style:default-outline-level="">
      <style:paragraph-properties fo:margin-top="0.353cm" fo:margin-bottom="0cm" loext:contextual-spacing="true" fo:line-height="100%"/>
      <style:text-properties fo:text-transform="uppercase" fo:color="#575f6d" fo:letter-spacing="0.018cm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Calibri1" fo:font-family="Calibri" style:font-family-generic="swiss" fo:font-weight="bold" style:font-name-asian="OpenSymbol1" style:font-family-asian="OpenSymbol" style:font-family-generic-asian="system" style:font-pitch-asian="variable" style:font-weight-asian="bold" style:font-name-complex="OpenSymbol1" style:font-family-complex="OpenSymbol" style:font-family-generic-complex="system" style:font-pitch-complex="variable" style:font-weight-complex="bold"/>
    </style:style>
    <style:style style:name="ListLabel_20_43" style:display-name="ListLabel 43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Verdana" fo:font-family="Verdana" style:font-family-generic="roman" style:font-pitch="variable" fo:font-size="10pt" style:font-size-asian="10pt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Verdana" fo:font-family="Verdana" style:font-family-generic="roman" style:font-pitch="variable" fo:font-size="10pt" style:font-size-asian="10pt"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Verdana" fo:font-family="Verdan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6:05:00</meta:creation-date>
    <meta:initial-creator>Edilson Souza</meta:initial-creator>
    <dc:language>pt-BR</dc:language>
    <dc:date>2019-07-24T08:01:39.174777833</dc:date>
    <meta:editing-cycles>16</meta:editing-cycles>
    <meta:editing-duration>PT1H40M30S</meta:editing-duration>
    <meta:generator>LibreOffice/6.2.5.2$Linux_X86_64 LibreOffice_project/20$Build-2</meta:generator>
    <meta:document-statistic meta:table-count="0" meta:image-count="0" meta:object-count="0" meta:page-count="3" meta:paragraph-count="101" meta:word-count="914" meta:character-count="6028" meta:non-whitespace-character-count="52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